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1pt" style:use-optimal-row-height="true" fo:break-before="auto"/>
    </style:style>
    <style:style style:name="ro3" style:family="table-row">
      <style:table-row-properties style:row-height="142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1">
            <text:p>Sno.</text:p>
          </table:table-cell>
          <table:table-cell office:value-type="string" table:style-name="ce1">
            <text:p>Test Case Id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TEST SUMMARY</text:p>
          </table:table-cell>
          <table:table-cell office:value-type="string" table:style-name="ce1">
            <text:p>TEST DESCRIPTION</text:p>
          </table:table-cell>
          <table:table-cell office:value-type="string" table:style-name="ce1">
            <text:p>TEST DATA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TEST ENVIRONMENT</text:p>
          </table:table-cell>
          <table:table-cell office:value-type="string" table:style-name="ce1">
            <text:p>PREREQUESTIE</text:p>
          </table:table-cell>
          <table:table-cell office:value-type="string" table:style-name="ce1">
            <text:p>STEPS TO FOLLOW</text:p>
          </table:table-cell>
          <table:table-cell office:value-type="string" table:style-name="ce1">
            <text:p>EXPECTED RESULT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CTUAL RESULTS</text:p>
          </table:table-cell>
          <table:table-cell office:value-type="string" table:style-name="ce1">
            <text:p>STATUS</text:p>
          </table:table-cell>
          <table:table-cell table:number-columns-repeated="1637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TC_LOGIN_001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valid login credentials</text:p>
          </table:table-cell>
          <table:table-cell office:value-type="string" table:style-name="ce2">
            <text:p>Ensure that user is able to login with valid username and password</text:p>
          </table:table-cell>
          <table:table-cell office:value-type="string" table:style-name="ce2">
            <text:p>valid username ank and valid password ash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<text:s/>valid URL of the application say:"172.16.10.77/btes".</text:p>
            <text:p>2.enter valid username in username text field</text:p>
            <text:p>3.Enter <text:s/>valid password in password text field</text:p>
            <text:p>4.Click on login button</text:p>
          </table:table-cell>
          <table:table-cell office:value-type="string" table:style-name="ce2">
            <text:p>user should <text:s/>login with valid login credantial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TC_LOGIN_002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valid user name and Invalid password.</text:p>
          </table:table-cell>
          <table:table-cell office:value-type="string" table:style-name="ce2">
            <text:p>Ensure that user is not able to login with valid username and invalid password</text:p>
          </table:table-cell>
          <table:table-cell office:value-type="string" table:style-name="ce2">
            <text:p>valid username: ank and invalid password: kun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enter valid username in username text field</text:p>
            <text:p>3.enter <text:s/>invalid password in password text field</text:p>
            <text:p>4.Click on login.</text:p>
          </table:table-cell>
          <table:table-cell office:value-type="string" table:style-name="ce2">
            <text:p>user should not login with valid user name and invalid paswor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TC_LOGIN_003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invalid user name and valid password.</text:p>
          </table:table-cell>
          <table:table-cell office:value-type="string" table:style-name="ce2">
            <text:p>Ensure that user is not able to login with invalid username and valid password</text:p>
          </table:table-cell>
          <table:table-cell office:value-type="string" table:style-name="ce2">
            <text:p>invalid username kun and valid password ash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enter invalid username in username text field 3.enter <text:s/>valid password in password text field</text:p>
            <text:p>4.Click on login.</text:p>
          </table:table-cell>
          <table:table-cell office:value-type="string" table:style-name="ce2">
            <text:p>user should not login with invalid user name and valid paswor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TC_LOGIN_004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invalid login credentials</text:p>
          </table:table-cell>
          <table:table-cell office:value-type="string" table:style-name="ce2">
            <text:p>Ensure that user is not able to login with invalid username and password</text:p>
          </table:table-cell>
          <table:table-cell office:value-type="string" table:style-name="ce2">
            <text:p>invalid username kun and invalid password ank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enter invalid username <text:s/>in username text field 3.enter <text:s/>invalid password in password text field</text:p>
            <text:p>4.Click on login.</text:p>
          </table:table-cell>
          <table:table-cell office:value-type="string" table:style-name="ce2">
            <text:p>user should not be able to login with invalid login credential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TC_LOGIN_005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blank user name and invalid password.</text:p>
          </table:table-cell>
          <table:table-cell office:value-type="string" table:style-name="ce2">
            <text:p>Ensure that user is not able to login with blank username and invalid password</text:p>
          </table:table-cell>
          <table:table-cell office:value-type="string" table:style-name="ce2">
            <text:p>blank username <text:s/>and invalid password ank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 Leave username text field blank</text:p>
            <text:p>3.enter <text:s/>invalid password <text:s/>in password text field 4.Click on login.</text:p>
          </table:table-cell>
          <table:table-cell office:value-type="string" table:style-name="ce2">
            <text:p>user should not able to login with leave username text field blank and invalid passwor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TC_LOGIN_006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invalid user name and blank password.</text:p>
          </table:table-cell>
          <table:table-cell office:value-type="string" table:style-name="ce2">
            <text:p>Ensure that user is not able to login withinvalid username and blank password</text:p>
          </table:table-cell>
          <table:table-cell office:value-type="string" table:style-name="ce2">
            <text:p>invalid username kun and blank password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enter invalid username in username text field</text:p>
            <text:p>3.leave password field blank</text:p>
            <text:p>4.Click on login.</text:p>
          </table:table-cell>
          <table:table-cell office:value-type="string" table:style-name="ce2">
            <text:p>user should not able to login with <text:s/>invalid user name and blank passwor text fiel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C_LOGIN_007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valid user name and blank password.</text:p>
          </table:table-cell>
          <table:table-cell office:value-type="string" table:style-name="ce2">
            <text:p>Ensure that user is not able to login with valid username and blank password</text:p>
          </table:table-cell>
          <table:table-cell office:value-type="string" table:style-name="ce2">
            <text:p>valid username ank and blank password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enter valid username in username text field 3.leave password text field blank</text:p>
            <text:p>4.Click on login Button</text:p>
          </table:table-cell>
          <table:table-cell office:value-type="string" table:style-name="ce2">
            <text:p>user should not able to login with <text:s/>valid user name and blank passwor text fiel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TC_LOGIN_008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blank user name and valid password.</text:p>
          </table:table-cell>
          <table:table-cell office:value-type="string" table:style-name="ce2">
            <text:p>Ensure that user is not able to login with blank username and valid password</text:p>
          </table:table-cell>
          <table:table-cell office:value-type="string" table:style-name="ce2">
            <text:p>blank username and valid password ash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2">
            <text:p>1.enter the valid URL of the application</text:p>
            <text:p>2.leave <text:s/>username text field blank</text:p>
            <text:p>3.enter valid password in password text field</text:p>
            <text:p>4.Click on login button</text:p>
          </table:table-cell>
          <table:table-cell office:value-type="string" table:style-name="ce2">
            <text:p>user should not able to login with blank user name and valid password text fiel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1">
            <text:p>TC_LOGIN_009</text:p>
          </table:table-cell>
          <table:table-cell office:value-type="string" table:style-name="ce1">
            <text:p>Login/Logout</text:p>
          </table:table-cell>
          <table:table-cell office:value-type="string" table:style-name="ce2">
            <text:p>verify login functionality with blank user name and <text:s/>password</text:p>
          </table:table-cell>
          <table:table-cell office:value-type="string" table:style-name="ce2">
            <text:p>Ensure that user is not able to login with blank username and password</text:p>
          </table:table-cell>
          <table:table-cell office:value-type="string" table:style-name="ce2">
            <text:p>blank username and password</text:p>
          </table:table-cell>
          <table:table-cell table:style-name="ce1"/>
          <table:table-cell office:value-type="string" table:style-name="ce2">
            <text:p>IE,Mozilla firefox,Google chrome,safari</text:p>
          </table:table-cell>
          <table:table-cell office:value-type="string" table:style-name="ce1">
            <text:p>valid URL exist.</text:p>
          </table:table-cell>
          <table:table-cell office:value-type="string" table:style-name="ce3">
            <text:p>1.enter the valid URL <text:s/>of the application 2.leave <text:s/>username text field blank 3.leave password text <text:s/>field blank 4.Click on login button</text:p>
          </table:table-cell>
          <table:table-cell office:value-type="string" table:style-name="ce2">
            <text:p>user should not able to login with blank user name and blanck password text field</text:p>
          </table:table-cell>
          <table:table-cell office:value-type="string" table:style-name="ce1">
            <text:p>Smoke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8" table:style-name="ce1"/>
          <table:table-cell office:value-type="string" table:style-name="ce1">
            <text:p><text:s text:c="6"/>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number-rows-repeated="1048544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handan</meta:initial-creator>
    <dc:creator>chandan</dc:creator>
    <meta:creation-date>2009-04-16T11:32:48Z</meta:creation-date>
    <dc:date>2017-02-19T18:43:00Z</dc:date>
    <meta:editing-cycles>5</meta:editing-cycles>
    <meta:editing-duration>PT5185S</meta:editing-duration>
    <meta:user-defined meta:name="Info 1"/>
    <meta:user-defined meta:name="Info 2"/>
    <meta:user-defined meta:name="Info 3"/>
    <meta:user-defined meta:name="Info 4"/>
  </office:meta>
</office:document-meta>
</file>